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5cm" fo:min-width="1.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4.066cm"/>
    </style:style>
    <style:style style:name="gr19" style:family="graphic" style:parent-style-name="standard">
      <style:graphic-properties draw:fill="solid" draw:fill-color="#66ffff" draw:textarea-horizontal-align="justify" draw:textarea-vertical-align="middle" draw:auto-grow-height="false" fo:min-height="16.45cm" fo:min-width="9.5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10.85cm" fo:min-width="8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5cm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 fo:min-height="8.95cm" fo:min-width="8.0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1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4.567cm" fo:min-width="7cm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false" fo:min-height="3.65cm" fo:min-width="6.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7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9.40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7.75cm" fo:min-width="7.9cm"/>
    </style:style>
    <style:style style:name="gr32" style:family="graphic" style:parent-style-name="standard">
      <style:graphic-properties draw:fill-color="#ff9999" draw:textarea-horizontal-align="justify" draw:textarea-vertical-align="middle" draw:auto-grow-height="false" fo:min-height="3.25cm" fo:min-width="5.199cm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.65cm" fo:min-width="4.6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7" style:family="paragraph">
      <loext:graphic-properties draw:fill="solid" draw:fill-color="#66ffff"/>
      <style:paragraph-properties fo:text-align="center"/>
    </style:style>
    <style:style style:name="P8" style:family="paragraph">
      <loext:graphic-properties draw:fill="solid" draw:fill-color="#e6e6ff"/>
      <style:paragraph-properties fo:text-align="center"/>
    </style:style>
    <style:style style:name="P9" style:family="paragraph">
      <loext:graphic-properties draw:fill="solid" draw:fill-color="#ffffcc"/>
      <style:paragraph-properties fo:text-align="center"/>
    </style:style>
    <style:style style:name="P10" style:family="paragraph">
      <loext:graphic-properties draw:fill="solid" draw:fill-color="#ccffcc"/>
      <style:paragraph-properties fo:text-align="cente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-color="#ff9999"/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/>
    </style:style>
    <style:style style:name="T1" style:family="text">
      <style:text-properties style:font-name="Courier New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1cm" svg:y1="1cm" svg:x2="13.1cm" svg:y2="20cm">
          <text:p/>
        </draw:line>
        <draw:line draw:style-name="gr1" draw:text-style-name="P1" draw:layer="layout" svg:x1="21.6cm" svg:y1="1cm" svg:x2="21.6cm" svg:y2="20cm">
          <text:p/>
        </draw:line>
        <draw:frame draw:style-name="gr2" draw:text-style-name="P2" draw:layer="layout" svg:width="5.3cm" svg:height="1.199cm" svg:x="14.8cm" svg:y="1.201cm">
          <draw:text-box>
            <text:p>Ticketing Server</text:p>
            <text:p>(Issues ticket for service)</text:p>
          </draw:text-box>
        </draw:frame>
        <draw:frame draw:style-name="gr3" draw:text-style-name="P2" draw:layer="layout" svg:width="6.2cm" svg:height="3.095cm" svg:x="21.9cm" svg:y="1.101cm">
          <draw:text-box>
            <text:p>Authentication Server, LDAP<text:line-break/>(Stores Passwords, issues TGTs and Service Tickets using LDAP exops 8.1.2.2.3.11.22411.7.6.5 and 8.1.2.2.3.11.22422.8.6.6)</text:p>
          </draw:text-box>
        </draw:frame>
        <draw:frame draw:style-name="gr4" draw:text-style-name="P2" draw:layer="layout" svg:width="3.4cm" svg:height="1.4cm" svg:x="8.3cm" svg:y="1.3cm">
          <draw:text-box>
            <text:p>Service</text:p>
            <text:p>(Application)</text:p>
          </draw:text-box>
        </draw:frame>
        <draw:frame draw:style-name="gr5" draw:text-style-name="P2" draw:layer="layout" svg:width="1.395cm" svg:height="0.725cm" svg:x="1.7cm" svg:y="1.4cm">
          <draw:text-box>
            <text:p>User</text:p>
          </draw:text-box>
        </draw:frame>
        <draw:line draw:style-name="gr1" draw:text-style-name="P1" draw:layer="layout" svg:x1="6cm" svg:y1="1cm" svg:x2="6cm" svg:y2="20cm">
          <text:p/>
        </draw:line>
        <draw:frame draw:style-name="gr6" draw:text-style-name="P2" draw:layer="layout" svg:width="3.719cm" svg:height="0.725cm" svg:x="1.381cm" svg:y="2.6cm">
          <draw:text-box>
            <text:p>1. Login Request</text:p>
          </draw:text-box>
        </draw:frame>
        <draw:frame draw:style-name="gr7" draw:text-style-name="P2" draw:layer="layout" svg:width="3.977cm" svg:height="0.825cm" svg:x="6.923cm" svg:y="5.2cm">
          <draw:text-box>
            <text:p>2. User lookup</text:p>
          </draw:text-box>
        </draw:frame>
        <draw:line draw:style-name="gr8" draw:text-style-name="P3" draw:layer="layout" svg:x1="4.2cm" svg:y1="4.5cm" svg:x2="8.1cm" svg:y2="4.5cm">
          <text:p/>
        </draw:line>
        <draw:frame draw:style-name="gr9" draw:text-style-name="P2" draw:layer="layout" svg:width="3.046cm" svg:height="0.725cm" svg:x="4.8cm" svg:y="3.7cm">
          <draw:text-box>
            <text:p>TGT Request</text:p>
          </draw:text-box>
        </draw:frame>
        <draw:custom-shape draw:style-name="gr10" draw:text-style-name="P5" xml:id="id1" draw:id="id1" draw:layer="layout" svg:width="3.4cm" svg:height="3.4cm" svg:x="7.3cm" svg:y="6.3cm">
          <text:p text:style-name="P4">Local us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1.6cm" svg:height="0.8cm" svg:x="9.1cm" svg:y="9.8cm">
          <draw:text-box>
            <text:p>Yes</text:p>
          </draw:text-box>
        </draw:frame>
        <draw:frame draw:style-name="gr12" draw:text-style-name="P2" draw:layer="layout" svg:width="1.044cm" svg:height="0.725cm" svg:x="10.6cm" svg:y="7.3cm">
          <draw:text-box>
            <text:p>No</text:p>
          </draw:text-box>
        </draw:frame>
        <draw:frame draw:style-name="gr13" draw:text-style-name="P2" xml:id="id2" draw:id="id2" draw:layer="layout" svg:width="4.58cm" svg:height="0.725cm" svg:x="22.62cm" svg:y="8.775cm">
          <draw:text-box>
            <text:p>3. Generate TGT</text:p>
          </draw:text-box>
        </draw:frame>
        <draw:connector draw:style-name="gr8" draw:text-style-name="P3" draw:layer="layout" svg:x1="10.7cm" svg:y1="8cm" svg:x2="24.91cm" svg:y2="8.775cm" draw:start-shape="id1" draw:start-glue-point="7" draw:end-shape="id2" draw:end-glue-point="0" svg:d="M10700 8000h14210v775" svg:viewBox="0 0 14211 776">
          <text:p/>
        </draw:connector>
        <draw:frame draw:style-name="gr14" draw:text-style-name="P2" xml:id="id4" draw:id="id4" draw:layer="layout" svg:width="4cm" svg:height="0.725cm" svg:x="7cm" svg:y="11.075cm">
          <draw:text-box>
            <text:p>3. Generate TGT</text:p>
          </draw:text-box>
        </draw:frame>
        <draw:frame draw:style-name="gr15" draw:text-style-name="P2" xml:id="id3" draw:id="id3" draw:layer="layout" svg:width="5.349cm" svg:height="0.725cm" svg:x="0.925cm" svg:y="11.953cm">
          <draw:text-box>
            <text:p>5. Generate Authenticator</text:p>
          </draw:text-box>
        </draw:frame>
        <draw:connector draw:style-name="gr8" draw:text-style-name="P3" draw:layer="layout" svg:x1="24.91cm" svg:y1="9.5cm" svg:x2="6.274cm" svg:y2="12.315cm" draw:start-shape="id2" draw:start-glue-point="2" draw:end-shape="id3" draw:end-glue-point="1" svg:d="M24910 9500v2815h-18636" svg:viewBox="0 0 18637 2816">
          <text:p/>
        </draw:connector>
        <draw:line draw:style-name="gr8" draw:text-style-name="P3" draw:layer="layout" svg:x1="9cm" svg:y1="9.7cm" svg:x2="9cm" svg:y2="11cm">
          <text:p/>
        </draw:line>
        <draw:connector draw:style-name="gr8" draw:text-style-name="P3" draw:layer="layout" svg:x1="9cm" svg:y1="11.8cm" svg:x2="6.274cm" svg:y2="12.315cm" draw:start-shape="id4" draw:start-glue-point="2" draw:end-shape="id3" draw:end-glue-point="1" svg:d="M9000 11800v515h-2726" svg:viewBox="0 0 2727 516">
          <text:p/>
        </draw:connector>
        <draw:frame draw:style-name="gr16" draw:text-style-name="P2" xml:id="id5" draw:id="id5" draw:layer="layout" svg:width="5.032cm" svg:height="1.199cm" svg:x="14.859cm" svg:y="13.918cm">
          <draw:text-box>
            <text:p>Generate Service Ticket<text:line-break/>for user and service</text:p>
          </draw:text-box>
        </draw:frame>
        <draw:connector draw:style-name="gr8" draw:text-style-name="P3" draw:layer="layout" svg:x1="3.599cm" svg:y1="12.678cm" svg:x2="14.859cm" svg:y2="14.517cm" draw:start-shape="id3" draw:start-glue-point="2" draw:end-shape="id5" draw:end-glue-point="3" svg:d="M3599 12678v1839h11260" svg:viewBox="0 0 11261 1840">
          <text:p/>
        </draw:connector>
        <draw:frame draw:style-name="gr17" draw:text-style-name="P2" draw:layer="layout" svg:width="4.841cm" svg:height="0.725cm" svg:x="3.4cm" svg:y="13.7cm">
          <draw:text-box>
            <text:p>Service Ticket Request</text:p>
          </draw:text-box>
        </draw:frame>
        <draw:frame draw:style-name="gr18" draw:text-style-name="P6" draw:layer="layout" svg:width="4.566cm" svg:height="0.573cm" svg:x="13.8cm" svg:y="7.9cm">
          <draw:text-box>
            <text:p><text:span text:style-name="T1">8.1.2.2.3.11.22411.7.6.5</text:span></text:p>
          </draw:text-box>
        </draw:frame>
      </draw:page>
      <draw:page draw:name="page2" draw:style-name="dp1" draw:master-page-name="Default">
        <draw:custom-shape draw:style-name="gr19" draw:text-style-name="P7" draw:layer="layout" svg:width="10cm" svg:height="16.7cm" svg:x="4.3cm" svg:y="1.3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8" draw:layer="layout" svg:width="8.8cm" svg:height="11.1cm" svg:x="5.2cm" svg:y="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8.55cm" svg:height="1.673cm" svg:x="5.4cm" svg:y="4cm">
            <draw:text-box>
              <text:p>Encrypted with user's password key and</text:p>
              <text:p>TOTP (if applicable). See: <text:span text:style-name="T2">Generating user</text:span></text:p>
              <text:p><text:span text:style-name="T2">encryption/decryption key from password</text:span></text:p>
            </draw:text-box>
          </draw:frame>
        </draw:g>
        <draw:custom-shape draw:style-name="gr22" draw:text-style-name="P9" draw:layer="layout" svg:width="8.584cm" svg:height="9.2cm" svg:x="5.316cm" svg:y="5.8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9.608cm" svg:height="2.147cm" svg:x="4.404cm" svg:y="1.5cm">
          <draw:text-box>
            <text:p>* <text:span text:style-name="T3">status</text:span> - “OK” or “ERROR”</text:p>
            <text:p>* <text:span text:style-name="T3">totp_status</text:span> – If this field is “ok”, the TGT reply</text:p>
            <text:p><text:s text:c="3"/>was encrypted with the user's key and an OTP</text:p>
            <text:p>* <text:span text:style-name="T3">data</text:span>:</text:p>
          </draw:text-box>
        </draw:frame>
        <draw:frame draw:style-name="gr24" draw:text-style-name="P2" draw:layer="layout" svg:width="5.574cm" svg:height="1.673cm" svg:x="5.431cm" svg:y="12.027cm">
          <draw:text-box>
            <text:p>* Session Key</text:p>
            <text:p>* Issued by URL</text:p>
            <text:p>* Issued By (service name)</text:p>
          </draw:text-box>
        </draw:frame>
        <draw:custom-shape draw:style-name="gr25" draw:text-style-name="P8" draw:layer="layout" svg:width="7.5cm" svg:height="4.817cm" svg:x="5.5cm" svg:y="7.0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7.3cm" svg:height="3.9cm" svg:x="5.6cm" svg:y="7.9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7.3cm" svg:height="4.517cm" svg:x="5.5cm" svg:y="7.9cm">
          <draw:text-box>
            <text:p><text:span text:style-name="T4">Ticket Granting Ticket</text:span></text:p>
            <text:p><text:span text:style-name="T5"/></text:p>
            <text:p><text:span text:style-name="T5">* Username</text:span></text:p>
            <text:p><text:span text:style-name="T5">* GUID</text:span></text:p>
            <text:p><text:span text:style-name="T5">* Issued At</text:span></text:p>
            <text:p><text:span text:style-name="T5">* Valid Until (8 hours after Issued)</text:span></text:p>
            <text:p><text:span text:style-name="T5">* Issued By (service name)</text:span></text:p>
            <text:p><text:span text:style-name="T5">* Session Key</text:span></text:p>
          </draw:text-box>
        </draw:frame>
        <draw:frame draw:style-name="gr28" draw:text-style-name="P2" draw:layer="layout" svg:width="7.212cm" svg:height="0.725cm" svg:x="5.5cm" svg:y="7.175cm">
          <draw:text-box>
            <text:p>Encrypted with service's private key</text:p>
          </draw:text-box>
        </draw:frame>
        <draw:frame draw:style-name="gr29" draw:text-style-name="P11" draw:layer="layout" svg:width="4.536cm" svg:height="0.725cm" svg:x="5.464cm" svg:y="5.875cm">
          <draw:text-box>
            <text:p><text:span text:style-name="T4">TGT Reply Message</text:span></text:p>
          </draw:text-box>
        </draw:frame>
        <draw:frame draw:style-name="gr14" draw:text-style-name="P2" draw:layer="layout" svg:width="3.444cm" svg:height="0.725cm" svg:x="5.756cm" svg:y="6.475cm">
          <draw:text-box>
            <text:p>* TGT:</text:p>
          </draw:text-box>
        </draw:frame>
        <draw:frame draw:style-name="gr30" draw:text-style-name="P2" draw:layer="layout" svg:width="9.904cm" svg:height="2.621cm" svg:x="4.6cm" svg:y="15.3cm">
          <draw:text-box>
            <text:p>* <text:span text:style-name="T3">salt </text:span><text:span text:style-name="T6">- Salt</text:span><text:line-break/>* <text:span text:style-name="T3">iv - </text:span><text:span text:style-name="T6">IV used when generating key from password</text:span><text:line-break/>* <text:span text:style-name="T3">rounds</text:span><text:span text:style-name="T6"> - rounds used to generate key from PW</text:span><text:line-break/>* <text:span text:style-name="T3">algo - </text:span><text:span text:style-name="T6"><text:s/>hashing algorithm used to generate key</text:span></text:p>
            <text:p><text:span text:style-name="T6"><text:s text:c="14"/></text:span><text:span text:style-name="T6">from password</text:span></text:p>
          </draw:text-box>
        </draw:frame>
      </draw:page>
      <draw:page draw:name="page3" draw:style-name="dp1" draw:master-page-name="Default">
        <draw:custom-shape draw:style-name="gr31" draw:text-style-name="P5" draw:layer="layout" svg:width="8.4cm" svg:height="8cm" svg:x="7.1cm" svg:y="2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5.699cm" svg:height="3.5cm" svg:x="7.501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5.199cm" svg:height="1.9cm" svg:x="7.701cm" svg:y="5cm">
          <text:p text:style-name="P13">Authenticator</text:p>
          <text:p text:style-name="P14">* Issued Time<text:line-break/>* Username</text:p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5.696cm" svg:height="0.725cm" svg:x="7.307cm" svg:y="4.1cm">
          <draw:text-box>
            <text:p>Encrypted with Session key</text:p>
          </draw:text-box>
        </draw:frame>
        <draw:frame draw:style-name="gr35" draw:text-style-name="P2" draw:layer="layout" svg:width="3.385cm" svg:height="0.725cm" svg:x="7.127cm" svg:y="3.21cm">
          <draw:text-box>
            <text:p>* Authenticator:</text:p>
          </draw:text-box>
        </draw:frame>
        <draw:frame draw:style-name="gr34" draw:text-style-name="P2" draw:layer="layout" svg:width="4.304cm" svg:height="1.673cm" svg:x="7.1cm" svg:y="7.7cm">
          <draw:text-box>
            <text:p>* Requested service</text:p>
            <text:p>* TGT Issued By</text:p>
            <text:p>* TG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21:14.130781436</meta:creation-date>
    <dc:date>2018-02-06T15:44:57.021745267</dc:date>
    <meta:editing-duration>P1DT34M32S</meta:editing-duration>
    <meta:editing-cycles>23</meta:editing-cycles>
    <meta:generator>LibreOffice/6.0.0.3$Linux_X86_64 LibreOffice_project/64a0f66915f38c6217de274f0aa8e15618924765</meta:generator>
    <meta:document-statistic meta:object-count="45"/>
  </office:meta>
</office:document-meta>
</file>